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c2bec" officeooo:paragraph-rsid="000c2bec" style:font-size-asian="10.5pt"/>
    </style:style>
    <style:style style:name="P2" style:family="paragraph" style:parent-style-name="Standard">
      <style:text-properties fo:language="fr" fo:country="FR" officeooo:rsid="000e07ba" officeooo:paragraph-rsid="000e07ba" style:font-size-asian="10.5pt"/>
    </style:style>
    <style:style style:name="P3" style:family="paragraph" style:parent-style-name="Standard">
      <style:text-properties fo:language="fr" fo:country="FR" officeooo:rsid="000fd170" officeooo:paragraph-rsid="000fd170" style:font-size-asian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ponais pratique orale TD_1</text:p>
      <text:p text:style-name="P1"/>
      <text:p text:style-name="P1"><text:a xlink:type="simple" xlink:href="mailto:yuko.fournier@univ-lyon3.fr" text:style-name="Internet_20_link" text:visited-style-name="Visited_20_Internet_20_Link">yuko.fournier@univ-lyon3.fr</text:a></text:p>
      <text:p text:style-name="P1"/>
      <text:p text:style-name="P1"/>
      <text:p text:style-name="P2">１）僕はヤン・マルチです。</text:p>
      <text:p text:style-name="P2"/>
      <text:p text:style-name="P2">２）二十一歳です。</text:p>
      <text:p text:style-name="P2"/>
      <text:p text:style-name="P2">　　　　しゅっしん</text:p>
      <text:p text:style-name="P2">３）Lyon出身です</text:p>
      <text:p text:style-name="P2"/>
      <text:p text:style-name="P3">　　　　　たいそう</text:p>
      <text:p text:style-name="P2">４）ゲエムと体操とクライムビングをするのが好きです。でも体操が一番好き。</text:p>
      <text:p text:style-name="P2"/>
      <text:p text:style-name="P2">どうぞよろしくお願いします。</text:p>
      <text:p text:style-name="P2"/>
      <text:p text:style-name="P2"/>
      <text:p text:style-name="P2"/>
      <text:p text:style-name="P2">どうして日本語を勉強しますか？</text:p>
      <text:p text:style-name="P2"/>
      <text:p text:style-name="P2">日本で働きたいからです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2T09:34:31.288919689</meta:creation-date>
    <dc:date>2021-09-22T10:25:30.744000927</dc:date>
    <meta:editing-duration>PT30M17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120" meta:character-count="182" meta:non-whitespace-character-count="170"/>
  </office:meta>
</office:document-meta>
</file>